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5965"/>
    </style:style>
    <style:style style:name="P3" style:family="paragraph" style:parent-style-name="Standard">
      <style:text-properties officeooo:rsid="000839a4"/>
    </style:style>
    <style:style style:name="P4" style:family="paragraph" style:parent-style-name="Standard" style:list-style-name="L1">
      <style:text-properties officeooo:rsid="000839a4" officeooo:paragraph-rsid="000839a4"/>
    </style:style>
    <style:style style:name="P5" style:family="paragraph" style:parent-style-name="Standard" style:list-style-name="L1">
      <style:text-properties officeooo:paragraph-rsid="000b0536"/>
    </style:style>
    <style:style style:name="P6" style:family="paragraph" style:parent-style-name="Standard" style:list-style-name="L1">
      <style:text-properties officeooo:paragraph-rsid="000be0e2"/>
    </style:style>
    <style:style style:name="P7" style:family="paragraph" style:parent-style-name="Standard" style:list-style-name="L1">
      <style:text-properties officeooo:rsid="000b0536" officeooo:paragraph-rsid="000b0536"/>
    </style:style>
    <style:style style:name="P8" style:family="paragraph" style:parent-style-name="Standard" style:list-style-name="L1">
      <style:paragraph-properties fo:text-align="center" style:justify-single-word="false"/>
      <style:text-properties officeooo:rsid="000b0536" officeooo:paragraph-rsid="000b0536"/>
    </style:style>
    <style:style style:name="P9" style:family="paragraph" style:parent-style-name="Standard" style:list-style-name="L1">
      <style:text-properties officeooo:rsid="000d09ba" officeooo:paragraph-rsid="000d09ba"/>
    </style:style>
    <style:style style:name="P10" style:family="paragraph" style:parent-style-name="Standard">
      <style:text-properties officeooo:rsid="000be0e2" officeooo:paragraph-rsid="000b0536"/>
    </style:style>
    <style:style style:name="P11" style:family="paragraph" style:parent-style-name="Standard">
      <style:text-properties fo:font-weight="bold" officeooo:rsid="000e5965" officeooo:paragraph-rsid="000e5965" style:font-weight-asian="bold" style:font-weight-complex="bold"/>
    </style:style>
    <style:style style:name="P12" style:family="paragraph" style:parent-style-name="Standard" style:list-style-name="L2">
      <style:text-properties officeooo:paragraph-rsid="0010edb6"/>
    </style:style>
    <style:style style:name="P13" style:family="paragraph" style:parent-style-name="Standard" style:list-style-name="L2">
      <style:text-properties officeooo:rsid="0010edb6" officeooo:paragraph-rsid="0010edb6"/>
    </style:style>
    <style:style style:name="P14" style:family="paragraph" style:parent-style-name="Standard" style:list-style-name="L2">
      <style:text-properties fo:font-weight="normal" officeooo:rsid="0010edb6" officeooo:paragraph-rsid="0010edb6" style:font-weight-asian="normal" style:font-weight-complex="normal"/>
    </style:style>
    <style:style style:name="T1" style:family="text">
      <style:text-properties officeooo:rsid="000839a4"/>
    </style:style>
    <style:style style:name="T2" style:family="text">
      <style:text-properties officeooo:rsid="000aa870"/>
    </style:style>
    <style:style style:name="T3" style:family="text">
      <style:text-properties officeooo:rsid="000b0536"/>
    </style:style>
    <style:style style:name="T4" style:family="text">
      <style:text-properties officeooo:rsid="000be0e2"/>
    </style:style>
    <style:style style:name="T5" style:family="text">
      <style:text-properties officeooo:rsid="000d09ba"/>
    </style:style>
    <style:style style:name="T6" style:family="text">
      <style:text-properties officeooo:rsid="000e5965"/>
    </style:style>
    <style:style style:name="T7" style:family="text">
      <style:text-properties officeooo:rsid="000f972f"/>
    </style:style>
    <style:style style:name="T8" style:family="text">
      <style:text-properties officeooo:rsid="0010edb6"/>
    </style:style>
    <style:style style:name="T9" style:family="text">
      <style:text-properties fo:font-weight="bold" officeooo:rsid="0010edb6" style:font-weight-asian="bold" style:font-weight-complex="bold"/>
    </style:style>
    <style:style style:name="T10" style:family="text">
      <style:text-properties fo:font-weight="normal" officeooo:rsid="0010edb6" style:font-weight-asian="normal" style:font-weight-complex="normal"/>
    </style:style>
    <style:style style:name="T11" style:family="text">
      <style:text-properties officeooo:rsid="0016bf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nk of a </text:span><text:span text:style-name="T2">M</text:span><text:span text:style-name="T1">atrix</text:span></text:p>
      <text:p text:style-name="P3"/>
      <text:list xml:id="list1502119021357173885" text:style-name="L1">
        <text:list-item>
          <text:p text:style-name="P4">The rank of the matrix is the dimension(number of basis vectors) of the column space of a matrix.</text:p>
        </text:list-item>
        <text:list-item>
          <text:p text:style-name="P7">The dimensions of the column space and the row space of <draw:frame draw:style-name="fr2" draw:name="Object5" text:anchor-type="as-char" svg:y="-0.1484in" svg:width="0.4161in" svg:height="0.2091in" draw:z-index="4"><draw:object xlink:href="./Object 5" xlink:type="simple" xlink:show="embed" xlink:actuate="onLoad"/><draw:image xlink:href="./ObjectReplacements/Object 5" xlink:type="simple" xlink:show="embed" xlink:actuate="onLoad"/></draw:frame> matrix A are equal.</text:p>
        </text:list-item>
        <text:list-item>
          <text:p text:style-name="P7">This common dimension, the rank of A, also equals the number of pivot positions in A and satisfies the equation</text:p>
          <text:p text:style-name="P8"><draw:frame draw:style-name="fr1" draw:name="Object1" text:anchor-type="as-char" svg:y="-0.1484in" svg:width="1.551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5"><text:span text:style-name="T3">rank A = dim Col A </text:span><text:span text:style-name="T4">= number of linearly independent columns = number of pivot columns</text:span></text:p>
            </text:list-item>
            <text:list-item>
              <text:p text:style-name="P6"><text:span text:style-name="T4">dim Nul A = number of free variables in the solution of Ax = 0 = </text:span><text:span text:style-name="T5">number of non-pivot columns </text:span><text:span text:style-name="T11">of A</text:span></text:p>
              <text:p text:style-name="P9">Clearly the above equation if satisfied.</text:p>
            </text:list-item>
          </text:list>
        </text:list-item>
      </text:list>
      <text:p text:style-name="P10"/>
      <text:p text:style-name="P11">Rank and the invertible matrix theorem</text:p>
      <text:p text:style-name="P2"><text:span text:style-name="T6">For a matrix</text:span><text:span text:style-name="T6"><draw:frame draw:style-name="fr1" draw:name="Object2" text:anchor-type="as-char" svg:y="-0.1484in" svg:width="0.393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, the following statements are equivalent of the statement that A is an invertible matrix</text:span></text:p>
      <text:list xml:id="list959598617528844679" text:style-name="L2">
        <text:list-item>
          <text:p text:style-name="P12"><text:span text:style-name="T8">The columns of A form the basis of</text:span><text:span text:style-name="T8"><draw:frame draw:style-name="fr1" draw:name="Object3" text:anchor-type="as-char" svg:y="-0.172in" svg:width="0.2583in" svg:height="0.205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  </text:list-item>
        <text:list-item>
          <text:p text:style-name="P12"><text:span text:style-name="T8">Col A =</text:span><text:span text:style-name="T8"><draw:frame draw:style-name="fr1" draw:name="Object4" text:anchor-type="as-char" svg:y="-0.172in" svg:width="0.2583in" svg:height="0.205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3">dim Col A = n</text:p>
        </text:list-item>
        <text:list-item>
          <text:p text:style-name="P13">rank A = n</text:p>
        </text:list-item>
        <text:list-item>
          <text:p text:style-name="P12"><text:span text:style-name="T8">Nul A = {</text:span><text:span text:style-name="T9">0</text:span><text:span text:style-name="T10">}</text:span></text:p>
        </text:list-item>
        <text:list-item>
          <text:p text:style-name="P14">dim Nul A = 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2:33:34</meta:creation-date>
    <dc:title>T1</dc:title>
    <meta:editing-duration>PT22M50S</meta:editing-duration>
    <meta:editing-cycles>9</meta:editing-cycles>
    <meta:generator>LibreOffice/4.0.2.2$Linux_x86 LibreOffice_project/400m0$Build-2</meta:generator>
    <meta:initial-creator>Kempa </meta:initial-creator>
    <dc:date>2013-09-20T07:20:08</dc:date>
    <dc:creator>Kempa </dc:creator>
    <meta:document-statistic meta:table-count="0" meta:image-count="0" meta:object-count="5" meta:page-count="1" meta:paragraph-count="16" meta:word-count="167" meta:character-count="763" meta:non-whitespace-character-count="623"/>
    <meta:template xlink:type="simple" xlink:actuate="onRequest" xlink:title="T1" xlink:href="../../../../.config/libreoffice/4/user/template/T1.ott" meta:date="2013-08-18T12:33:32"/>
  </office:meta>
</office:document-meta>
</file>

<file path=Object 1/content.xml><?xml version="1.0" encoding="utf-8"?>
<math xmlns="http://www.w3.org/1998/Math/MathML">
  <semantics>
    <mrow>
      <mi mathvariant="italic">rank</mi>
      <mrow>
        <mi>A</mi>
        <mo stretchy="false">+</mo>
        <mi mathvariant="italic">dim</mi>
      </mrow>
      <mi mathvariant="italic">Nul</mi>
      <mrow>
        <mi>A</mi>
        <mo stretchy="false">=</mo>
        <mi>n</mi>
      </mrow>
    </mrow>
    <annotation encoding="StarMath 5.0">rank A + dim Nul A = n</annotation>
  </semantics>
</math>
</file>

<file path=Object 2/content.xml><?xml version="1.0" encoding="utf-8"?>
<math xmlns="http://www.w3.org/1998/Math/MathML">
  <semantics>
    <mrow>
      <msub>
        <mi>A</mi>
        <mrow>
          <mrow>
            <mi>n</mi>
            <mo stretchy="false">×</mo>
            <mi>n</mi>
          </mrow>
        </mrow>
      </msub>
    </mrow>
    <annotation encoding="StarMath 5.0"> A_{n times n}</annotation>
  </semantics>
</math>
</file>

<file path=Object 3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4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5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A_{m times n}</annotation>
  </semantics>
</math>
</file>